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ourier New" svg:font-family="'Courier New'"/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808080" fo:font-weight="bold" officeooo:rsid="0010e729" officeooo:paragraph-rsid="0010e729" style:font-weight-asian="bold" style:font-weight-complex="bold"/>
    </style:style>
    <style:style style:name="P2" style:family="paragraph" style:parent-style-name="Subtitle">
      <style:text-properties officeooo:rsid="000db3d2" officeooo:paragraph-rsid="000db3d2"/>
    </style:style>
    <style:style style:name="P3" style:family="paragraph" style:parent-style-name="Text_20_body">
      <style:text-properties officeooo:rsid="001acc3f" officeooo:paragraph-rsid="001acc3f"/>
    </style:style>
    <style:style style:name="P4" style:family="paragraph" style:parent-style-name="Text_20_body">
      <style:paragraph-properties fo:text-align="justify" style:justify-single-word="false"/>
      <style:text-properties officeooo:rsid="001ce218" officeooo:paragraph-rsid="001ce218"/>
    </style:style>
    <style:style style:name="P5" style:family="paragraph" style:parent-style-name="Text_20_body">
      <style:paragraph-properties fo:text-align="justify" style:justify-single-word="false"/>
      <style:text-properties officeooo:rsid="001ce218" officeooo:paragraph-rsid="001e29da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text-properties officeooo:rsid="001f07d3" officeooo:paragraph-rsid="001f07d3"/>
    </style:style>
    <style:style style:name="P8" style:family="paragraph" style:parent-style-name="Text_20_body" style:list-style-name="L2">
      <style:text-properties officeooo:rsid="001f07d3" officeooo:paragraph-rsid="001f07d3"/>
    </style:style>
    <style:style style:name="P9" style:family="paragraph" style:parent-style-name="Text_20_body">
      <style:text-properties officeooo:rsid="001f07d3" officeooo:paragraph-rsid="0020231c"/>
    </style:style>
    <style:style style:name="P10" style:family="paragraph" style:parent-style-name="Text_20_body" style:list-style-name="L3">
      <style:text-properties officeooo:rsid="0020231c" officeooo:paragraph-rsid="0020231c"/>
    </style:style>
    <style:style style:name="P11" style:family="paragraph" style:parent-style-name="Text_20_body">
      <style:text-properties officeooo:rsid="0021f10b" officeooo:paragraph-rsid="0021f10b"/>
    </style:style>
    <style:style style:name="P12" style:family="paragraph" style:parent-style-name="Text_20_body">
      <style:text-properties officeooo:rsid="00232094" officeooo:paragraph-rsid="00232094"/>
    </style:style>
    <style:style style:name="P13" style:family="paragraph" style:parent-style-name="Heading_20_3">
      <style:text-properties fo:color="#808080"/>
    </style:style>
    <style:style style:name="P14" style:family="paragraph" style:parent-style-name="Heading_20_3">
      <style:text-properties fo:color="#666666" officeooo:paragraph-rsid="001e29da"/>
    </style:style>
    <style:style style:name="P15" style:family="paragraph" style:parent-style-name="Heading_20_3">
      <style:text-properties officeooo:paragraph-rsid="001e29da"/>
    </style:style>
    <style:style style:name="P16" style:family="paragraph" style:parent-style-name="Title">
      <style:text-properties officeooo:rsid="001acc3f" officeooo:paragraph-rsid="001acc3f"/>
    </style:style>
    <style:style style:name="P17" style:family="paragraph" style:parent-style-name="Footer">
      <style:text-properties officeooo:rsid="001acc3f" officeooo:paragraph-rsid="001acc3f"/>
    </style:style>
    <style:style style:name="T1" style:family="text">
      <style:text-properties fo:color="#808080" fo:font-weight="bold" style:font-weight-asian="bold" style:font-weight-complex="bold"/>
    </style:style>
    <style:style style:name="T2" style:family="text">
      <style:text-properties fo:color="#808080" fo:font-weight="bold" officeooo:rsid="001acc3f" style:font-weight-asian="bold" style:font-weight-complex="bold"/>
    </style:style>
    <style:style style:name="T3" style:family="text">
      <style:text-properties officeooo:rsid="001acc3f"/>
    </style:style>
    <style:style style:name="T4" style:family="text">
      <style:text-properties officeooo:rsid="001e29da"/>
    </style:style>
    <style:style style:name="T5" style:family="text">
      <style:text-properties officeooo:rsid="0020231c"/>
    </style:style>
    <style:style style:name="T6" style:family="text">
      <style:text-properties officeooo:rsid="00239ae0"/>
    </style:style>
    <style:style style:name="T7" style:family="text">
      <style:text-properties officeooo:rsid="002434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45cm" fo:text-indent="-0.635cm" fo:margin-left="1.4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cm" fo:text-indent="-0.635cm" fo:margin-left="2.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15cm" fo:text-indent="-0.635cm" fo:margin-left="2.71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cm" fo:text-indent="-0.635cm" fo:margin-left="3.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85cm" fo:text-indent="-0.635cm" fo:margin-left="3.98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cm" fo:text-indent="-0.635cm" fo:margin-left="4.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55cm" fo:text-indent="-0.635cm" fo:margin-left="5.25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cm" fo:text-indent="-0.635cm" fo:margin-left="5.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25cm" fo:text-indent="-0.635cm" fo:margin-left="6.5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cm" fo:text-indent="-0.635cm" fo:margin-left="7.1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eading and Understanding a real test suite</text:p>
      <text:p text:style-name="P2">TP<text:span text:style-name="T3">4</text:span> – VV</text:p>
      <text:p text:style-name="P1"/>
      <text:list xml:id="list946483603984185698" text:style-name="Outline">
        <text:list-item>
          <text:list>
            <text:list-item>
              <text:list>
                <text:list-item>
                  <text:h text:style-name="P15" text:outline-level="3"><text:span text:style-name="T1">Question </text:span><text:span text:style-name="T2">1</text:span><text:span text:style-name="T1"> : </text:span></text:h>
                </text:list-item>
              </text:list>
            </text:list-item>
          </text:list>
        </text:list-item>
      </text:list>
      <text:p text:style-name="P6"><text:span text:style-name="T3">La classe org.apache.commons.math3.RetryRunner hérite de la classe BlockJUnit4ClassRunner qui est la classe runner par défaut des tests JUnit4.</text:span></text:p>
      <text:p text:style-name="P4">La classe RetryRunner sert à relancer (retester) un test JUnit lorsqu'une assertion de celui-ci rate. </text:p>
      <text:p text:style-name="P5">La classe RetryRunner <text:span text:style-name="T4">ré-implémente</text:span> la méthode « methodInvoker » de « BlockJUnit4ClassRunner ». Pour cela, si crash il y a, la <text:span text:style-name="T4">méthode</text:span> regarde l'annotation « retry » fournissant le nombre <text:span text:style-name="T6">d’essais</text:span> à faire. La fonction fait alors appel à la <text:span text:style-name="T4">méthode</text:span> « methodInvoker » de la classe « BlockJUnit4ClassRunner » le nombre de fois spécifi<text:span text:style-name="T7">é</text:span> dans les annotations. Si pendant ce temps, l'un des tests réussis, les suivants ne sont pas réalisés. </text:p>
      <text:p text:style-name="P5"/>
      <text:list xml:id="list161259951949276" text:continue-numbering="true" text:style-name="Outline">
        <text:list-item>
          <text:list>
            <text:list-item>
              <text:list>
                <text:list-item>
                  <text:h text:style-name="P14" text:outline-level="3"><text:span text:style-name="T1">Question 2 :</text:span></text:h>
                </text:list-item>
              </text:list>
            </text:list-item>
          </text:list>
        </text:list-item>
      </text:list>
      <text:p text:style-name="P7">RetryRunner est test<text:span text:style-name="T7">é</text:span> avec deux tests :</text:p>
      <text:list xml:id="list6582265709281949089" text:style-name="L2">
        <text:list-item>
          <text:p text:style-name="P8">FailAlways : Ce test à été fait pour montrer que la class RetryRunner ne change pas les resultats d'un test. Si ce test doit échouer, il échouera même si il est relancé avec RetryRunner. </text:p>
        </text:list-item>
        <text:list-item>
          <text:p text:style-name="P8">FailSometimes : Ce test a pour objectif de montrer qu'un test qui échoue plusieurs fois peut réussi même si il est relancé avec RetryRunner. </text:p>
        </text:list-item>
      </text:list>
      <text:p text:style-name="P7"/>
      <text:list xml:id="list161260613706674" text:continue-list="list161259951949276" text:style-name="Outline">
        <text:list-item>
          <text:list>
            <text:list-item>
              <text:list>
                <text:list-item>
                  <text:h text:style-name="P13" text:outline-level="3">Question 3 :</text:h>
                </text:list-item>
              </text:list>
            </text:list-item>
          </text:list>
        </text:list-item>
      </text:list>
      <text:p text:style-name="P9"><text:span text:style-name="T5">Les deux aspects de test de génération de données aléatoires sont :</text:span></text:p>
      <text:list xml:id="list3652736701372672531" text:style-name="L3">
        <text:list-item>
          <text:p text:style-name="P10">bla</text:p>
        </text:list-item>
        <text:list-item>
          <text:p text:style-name="P10">et bla</text:p>
        </text:list-item>
      </text:list>
      <text:p text:style-name="P11"/>
      <text:list xml:id="list161260671563044" text:continue-list="list161260613706674" text:style-name="Outline">
        <text:list-item>
          <text:list>
            <text:list-item>
              <text:list>
                <text:list-item>
                  <text:h text:style-name="P13" text:outline-level="3">Question 4 :</text:h>
                </text:list-item>
              </text:list>
            </text:list-item>
          </text:list>
        </text:list-item>
      </text:list>
      <text:p text:style-name="P11">De nouvelle méthodes d'assertions (checkNextIntUniform, <text:s/>checkNextLongUniform, checkNextSecureLongUniform, checkNextSecureIntUniform, etc.) sont définies pour permettre de réaliser de nombreux tests en une seule ligne. En effet, chacune des nouvelles assertions créées sont appelé de nombreuses fois. Par exemple, la methode « checkNextIntUniform » est appelé 9 fois. Cela permet d'alleger le code, le rendre plus lisible, plus rapide à écrire et lire.</text:p>
      <text:list xml:id="list161259619098387" text:continue-numbering="true" text:style-name="Outline">
        <text:list-item>
          <text:list>
            <text:list-item>
              <text:list>
                <text:list-item>
                  <text:h text:style-name="P13" text:outline-level="3"><text:soft-page-break/>Question 5 :</text:h>
                </text:list-item>
              </text:list>
            </text:list-item>
          </text:list>
        </text:list-item>
      </text:list>
      <text:p text:style-name="P12"/>
      <text:p text:style-name="P11"/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Courier New" svg:font-family="'Courier New'"/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officeooo:rsid="0010e729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loext:contextual-spacing="false" fo:line-height="100%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2cm" fo:margin-right="0cm" fo:margin-top="0.847cm" fo:margin-bottom="0cm" loext:contextual-spacing="false" fo:keep-together="always" fo:text-indent="-0.76cm" style:auto-text-indent="false" fo:keep-with-next="always">
        <style:tab-stops/>
      </style:paragraph-properties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1.3cm" fo:margin-right="0cm" fo:margin-top="0.353cm" fo:margin-bottom="0cm" loext:contextual-spacing="false" fo:keep-together="always" fo:text-indent="-0.76cm" style:auto-text-indent="false" fo:keep-with-next="always">
        <style:tab-stops/>
      </style:paragraph-properties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size-complex="26pt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" text:bullet-char="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acc3f" officeooo:paragraph-rsid="001acc3f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Ellyn Bleas &amp; Cédric Duboi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6M57S</meta:editing-duration>
    <meta:editing-cycles>24</meta:editing-cycles>
    <meta:generator>LibreOffice/4.4.5.2$Windows_x86 LibreOffice_project/a22f674fd25a3b6f45bdebf25400ed2adff0ff99</meta:generator>
    <dc:date>2015-12-04T16:12:58.410000000</dc:date>
    <meta:document-statistic meta:table-count="0" meta:image-count="0" meta:object-count="0" meta:page-count="2" meta:paragraph-count="18" meta:word-count="278" meta:character-count="1718" meta:non-whitespace-character-count="1455"/>
    <meta:user-defined meta:name="Info 1"/>
    <meta:user-defined meta:name="Info 2"/>
    <meta:user-defined meta:name="Info 3"/>
    <meta:user-defined meta:name="Info 4"/>
  </office:meta>
</office:document-meta>
</file>